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90000001949C74197380B2977.png" manifest:media-type="image/png"/>
  <manifest:file-entry manifest:full-path="Pictures/100002010000001900000019994C12AE13C44D72.png" manifest:media-type="image/png"/>
  <manifest:file-entry manifest:full-path="Pictures/1000029B00000295000002950754996DBD136D63.svg" manifest:media-type="image/svg+xml"/>
  <manifest:file-entry manifest:full-path="Pictures/100002010000001900000019382A535120BEF229.png" manifest:media-type="image/png"/>
  <manifest:file-entry manifest:full-path="Pictures/10000201000000190000001921A766A1943C5FAE.png" manifest:media-type="image/png"/>
  <manifest:file-entry manifest:full-path="Pictures/100001960000029500000295088ED55CC319334F.svg" manifest:media-type="image/svg+xml"/>
  <manifest:file-entry manifest:full-path="Pictures/1000016D0000029500000295A0ADB1BAA593CE10.svg" manifest:media-type="image/svg+xml"/>
  <manifest:file-entry manifest:full-path="Pictures/1000013A0000029500000295826A71F10F5B7EB0.svg" manifest:media-type="image/svg+xml"/>
  <manifest:file-entry manifest:full-path="Pictures/10000201000000190000001972C16BDF45259671.png" manifest:media-type="image/png"/>
  <manifest:file-entry manifest:full-path="Pictures/1000020100000019000000195208E8D229D1E946.png" manifest:media-type="image/png"/>
  <manifest:file-entry manifest:full-path="Pictures/10000122000002950000029528CA926E35054B34.svg" manifest:media-type="image/svg+xml"/>
  <manifest:file-entry manifest:full-path="Pictures/100001070000029500000295E2BA2751E9561C2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color="#000000" draw:fill="solid" draw:fill-color="#cccccc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3.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8cm" fo:min-width="0cm"/>
      <style:paragraph-properties style:writing-mode="lr-tb"/>
    </style:style>
    <style:style style:name="gr10" style:family="graphic" style:parent-style-name="standard" style:list-style-name="L4">
      <style:graphic-properties draw:stroke="solid" svg:stroke-color="#000000" draw:fill="solid" draw:fill-color="#cccccc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 style:list-style-name="L4">
      <style:graphic-properties draw:stroke="solid" svg:stroke-color="#000000" draw:fill="solid" draw:fill-color="#cccccc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 style:list-style-name="L4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fill-color="#808080" draw:textarea-horizontal-align="justify" draw:textarea-vertical-align="middle" draw:auto-grow-height="false" fo:min-height="4.068cm" fo:min-width="9.66cm"/>
    </style:style>
    <style:style style:name="gr15" style:family="graphic" style:parent-style-name="standard" style:list-style-name="L4">
      <style:graphic-properties draw:stroke="solid" svg:stroke-color="#000000" draw:fill="solid" draw:fill-color="#cccccc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5.5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8" style:family="graphic" style:parent-style-name="standard" style:list-style-name="L4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0" style:family="graphic" style:parent-style-name="standard" style:list-style-name="L4">
      <style:graphic-properties draw:stroke="solid" svg:stroke-color="#000000" draw:fill="solid" draw:fill-color="#cccccc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  <style:text-properties fo:background-color="transparent"/>
    </style:style>
    <style:style style:name="P3" style:family="paragraph">
      <style:text-properties fo:background-color="transparent"/>
    </style:style>
    <style:style style:name="P4" style:family="paragraph">
      <loext:graphic-properties draw:fill="solid" draw:fill-color="#cccccc"/>
      <style:paragraph-properties fo:margin-left="0cm" fo:margin-right="0cm" fo:margin-top="0cm" fo:margin-bottom="0cm" fo:line-height="100%" fo:text-indent="0cm"/>
      <style:text-properties fo:background-color="transparent"/>
    </style:style>
    <style:style style:name="P5" style:family="paragraph"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yceler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ccelerating the speed of your python code</text:p>
            <text:p/>
            <text:p>Connor Makowski</text:p>
            <text:p>MIT CAVE La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roduction</text:p>
              </text:list-item>
              <text:list-item>
                <text:p>Single Thread Processing</text:p>
              </text:list-item>
              <text:list-item>
                <text:p>Multi Thread Processing </text:p>
              </text:list-item>
              <text:list-item>
                <text:p>Numba (Python =&gt; LLVM)</text:p>
              </text:list-item>
              <text:list-item>
                <text:p>Algorithmic Speedup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ngle Thread Processing</text:p>
          </draw:text-box>
        </draw:frame>
        <draw:frame draw:style-name="gr2" draw:text-style-name="P4" draw:layer="layout" svg:width="4.35cm" svg:height="1.673cm" svg:x="3.302cm" svg:y="4.572cm">
          <draw:text-box>
            <text:p text:style-name="P2">for i in [1,4,7]:</text:p>
            <text:p text:style-name="P3"><text:s text:c="4"/>i+1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5208E8D229D1E946.png" xlink:type="simple" xlink:show="embed" xlink:actuate="onLoad" loext:mime-type="image/png"/>
        </draw:frame>
        <draw:frame draw:style-name="gr3" draw:text-style-name="P5" draw:layer="layout" svg:width="1.626cm" svg:height="1.27cm" svg:x="5.261cm" svg:y="9.145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draw:layer="layout" svg:width="1.626cm" svg:height="1.27cm" svg:x="10.402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draw:layer="layout" svg:width="1.626cm" svg:height="1.27cm" svg:x="15.544cm" svg:y="9.14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draw:layer="layout" svg:width="1.778cm" svg:height="1.778cm" svg:x="22.238cm" svg:y="8.889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382A535120BEF229.png" xlink:type="simple" xlink:show="embed" xlink:actuate="onLoad" loext:mime-type="image/png"/>
        </draw:frame>
        <draw:frame draw:style-name="gr3" draw:text-style-name="P5" draw:layer="layout" svg:width="1.626cm" svg:height="1.27cm" svg:x="20.685cm" svg:y="9.14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>
          <draw:custom-shape draw:style-name="gr4" draw:text-style-name="P6" draw:layer="layout" svg:width="3.81cm" svg:height="3.81cm" svg:x="6.704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7.756cm" svg:y="8.892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994C12AE13C44D72.png" xlink:type="simple" xlink:show="embed" xlink:actuate="onLoad" loext:mime-type="image/png"/>
          </draw:frame>
          <draw:frame draw:style-name="gr5" draw:text-style-name="P8" draw:layer="layout" svg:width="1.014cm" svg:height="1.276cm" svg:x="6.815cm" svg:y="9.144cm">
            <draw:text-box>
              <text:p text:style-name="P7"><text:span text:style-name="T1">1</text:span></text:p>
            </draw:text-box>
          </draw:frame>
          <draw:frame draw:style-name="gr6" draw:text-style-name="P8" draw:layer="layout" svg:width="1.014cm" svg:height="1.276cm" svg:x="9.461cm" svg:y="9.143cm">
            <draw:text-box>
              <text:p text:style-name="P7"><text:span text:style-name="T1">2</text:span></text:p>
            </draw:text-box>
          </draw:frame>
        </draw:g>
        <draw:g>
          <draw:custom-shape draw:style-name="gr4" draw:text-style-name="P6" draw:layer="layout" svg:width="3.81cm" svg:height="3.81cm" svg:x="11.93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97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994C12AE13C44D72.png" xlink:type="simple" xlink:show="embed" xlink:actuate="onLoad" loext:mime-type="image/png"/>
          </draw:frame>
          <draw:frame draw:style-name="gr7" draw:text-style-name="P8" draw:layer="layout" svg:width="1.014cm" svg:height="1.276cm" svg:x="11.956cm" svg:y="9.144cm">
            <draw:text-box>
              <text:p text:style-name="P7"><text:span text:style-name="T1">4</text:span></text:p>
            </draw:text-box>
          </draw:frame>
          <draw:frame draw:style-name="gr8" draw:text-style-name="P8" draw:layer="layout" svg:width="1.014cm" svg:height="1.276cm" svg:x="14.602cm" svg:y="9.138cm">
            <draw:text-box>
              <text:p text:style-name="P7"><text:span text:style-name="T1">5</text:span></text:p>
            </draw:text-box>
          </draw:frame>
        </draw:g>
        <draw:g>
          <draw:custom-shape draw:style-name="gr4" draw:text-style-name="P6" draw:layer="layout" svg:width="3.81cm" svg:height="3.81cm" svg:x="17.01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8.038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994C12AE13C44D72.png" xlink:type="simple" xlink:show="embed" xlink:actuate="onLoad" loext:mime-type="image/png"/>
          </draw:frame>
          <draw:frame draw:style-name="gr6" draw:text-style-name="P8" draw:layer="layout" svg:width="1.014cm" svg:height="1.276cm" svg:x="17.097cm" svg:y="9.139cm">
            <draw:text-box>
              <text:p text:style-name="P7"><text:span text:style-name="T1">7</text:span></text:p>
            </draw:text-box>
          </draw:frame>
          <draw:frame draw:style-name="gr9" draw:text-style-name="P8" draw:layer="layout" svg:width="1.014cm" svg:height="1.276cm" svg:x="19.743cm" svg:y="9.138cm">
            <draw:text-box>
              <text:p text:style-name="P7"><text:span text:style-name="T1">8</text:span></text:p>
            </draw:text-box>
          </draw:frame>
        </draw:g>
        <draw:frame draw:style-name="gr10" draw:text-style-name="P4" draw:layer="layout" svg:width="4.35cm" svg:height="1.673cm" svg:x="3.302cm" svg:y="4.573cm">
          <draw:text-box>
            <text:p text:style-name="P2">for i in [1,4,7]:</text:p>
            <text:p text:style-name="P3"><text:s text:c="4"/>i+1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11" draw:text-style-name="P4" draw:layer="layout" svg:width="4.35cm" svg:height="1.673cm" svg:x="3.302cm" svg:y="4.572cm">
          <draw:text-box>
            <text:p text:style-name="P2">for i in [1,4,7]:</text:p>
            <text:p text:style-name="P3"><text:s text:c="4"/>i+1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5208E8D229D1E946.png" xlink:type="simple" xlink:show="embed" xlink:actuate="onLoad" loext:mime-type="image/png"/>
        </draw:frame>
        <draw:frame draw:style-name="gr3" draw:text-style-name="P5" draw:layer="layout" svg:width="1.626cm" svg:height="1.27cm" svg:x="5.713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draw:layer="layout" svg:width="1.626cm" svg:height="1.27cm" svg:x="9.8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draw:layer="layout" svg:width="1.778cm" svg:height="1.778cm" svg:x="22.238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382A535120BEF229.png" xlink:type="simple" xlink:show="embed" xlink:actuate="onLoad" loext:mime-type="image/png"/>
        </draw:frame>
        <draw:frame draw:style-name="gr3" draw:text-style-name="P5" draw:layer="layout" svg:width="1.626cm" svg:height="1.27cm" svg:x="20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>
          <draw:custom-shape draw:style-name="gr4" draw:text-style-name="P6" draw:layer="layout" svg:width="3.81cm" svg:height="3.81cm" svg:x="11.887cm" svg:y="3.5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39cm" svg:y="4.574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994C12AE13C44D72.png" xlink:type="simple" xlink:show="embed" xlink:actuate="onLoad" loext:mime-type="image/png"/>
          </draw:frame>
          <draw:frame draw:style-name="gr5" draw:text-style-name="P8" draw:layer="layout" svg:width="1.014cm" svg:height="1.276cm" svg:x="11.998cm" svg:y="4.826cm">
            <draw:text-box>
              <text:p text:style-name="P7"><text:span text:style-name="T1">1</text:span></text:p>
            </draw:text-box>
          </draw:frame>
          <draw:frame draw:style-name="gr6" draw:text-style-name="P8" draw:layer="layout" svg:width="1.014cm" svg:height="1.276cm" svg:x="14.644cm" svg:y="4.825cm">
            <draw:text-box>
              <text:p text:style-name="P7"><text:span text:style-name="T1">2</text:span></text:p>
            </draw:text-box>
          </draw:frame>
        </draw:g>
        <draw:g>
          <draw:custom-shape draw:style-name="gr4" draw:text-style-name="P6" draw:layer="layout" svg:width="3.81cm" svg:height="3.81cm" svg:x="11.888cm" svg:y="7.5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47cm" svg:y="8.53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994C12AE13C44D72.png" xlink:type="simple" xlink:show="embed" xlink:actuate="onLoad" loext:mime-type="image/png"/>
          </draw:frame>
          <draw:frame draw:style-name="gr7" draw:text-style-name="P8" draw:layer="layout" svg:width="1.014cm" svg:height="1.276cm" svg:x="11.906cm" svg:y="8.79cm">
            <draw:text-box>
              <text:p text:style-name="P7"><text:span text:style-name="T1">4</text:span></text:p>
            </draw:text-box>
          </draw:frame>
          <draw:frame draw:style-name="gr8" draw:text-style-name="P8" draw:layer="layout" svg:width="1.014cm" svg:height="1.276cm" svg:x="14.552cm" svg:y="8.784cm">
            <draw:text-box>
              <text:p text:style-name="P7"><text:span text:style-name="T1">5</text:span></text:p>
            </draw:text-box>
          </draw:frame>
        </draw:g>
        <draw:g>
          <draw:custom-shape draw:style-name="gr4" draw:text-style-name="P6" draw:layer="layout" svg:width="3.81cm" svg:height="3.81cm" svg:x="11.887cm" svg:y="11.68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07cm" svg:y="12.7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994C12AE13C44D72.png" xlink:type="simple" xlink:show="embed" xlink:actuate="onLoad" loext:mime-type="image/png"/>
          </draw:frame>
          <draw:frame draw:style-name="gr6" draw:text-style-name="P8" draw:layer="layout" svg:width="1.014cm" svg:height="1.276cm" svg:x="11.966cm" svg:y="12.949cm">
            <draw:text-box>
              <text:p text:style-name="P7"><text:span text:style-name="T1">7</text:span></text:p>
            </draw:text-box>
          </draw:frame>
          <draw:frame draw:style-name="gr9" draw:text-style-name="P8" draw:layer="layout" svg:width="1.014cm" svg:height="1.276cm" svg:x="14.612cm" svg:y="12.948cm">
            <draw:text-box>
              <text:p text:style-name="P7"><text:span text:style-name="T1">8</text:span></text:p>
            </draw:text-box>
          </draw:frame>
        </draw:g>
        <draw:frame draw:style-name="gr12" draw:text-style-name="P4" draw:layer="layout" svg:width="4.35cm" svg:height="1.674cm" svg:x="3.302cm" svg:y="4.572cm">
          <draw:text-box>
            <text:p text:style-name="P2">for i in [1,4,7]:</text:p>
            <text:p text:style-name="P3"><text:s text:c="4"/>i+1</text:p>
          </draw:text-box>
        </draw:frame>
        <draw:frame draw:style-name="gr3" draw:text-style-name="P5" draw:layer="layout" svg:width="1.778cm" svg:height="1.778cm" svg:x="18.076cm" svg:y="8.795cm">
          <draw:image xlink:href="Pictures/10000122000002950000029528CA926E35054B34.svg" xlink:type="simple" xlink:show="embed" xlink:actuate="onLoad" loext:mime-type="image/svg+xml">
            <text:p/>
          </draw:image>
          <draw:image xlink:href="Pictures/10000201000000190000001949C74197380B2977.png" xlink:type="simple" xlink:show="embed" xlink:actuate="onLoad" loext:mime-type="image/png"/>
        </draw:frame>
        <draw:frame draw:style-name="gr3" draw:text-style-name="P5" draw:layer="layout" svg:width="1.778cm" svg:height="1.778cm" svg:x="7.719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draw:layer="layout" svg:width="1.626cm" svg:height="1.27cm" draw:transform="rotate (0.785398163397448) translate (9.6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3" draw:text-style-name="P5" draw:layer="layout" svg:width="1.626cm" svg:height="1.269cm" draw:transform="rotate (2.60088965132195) translate (10.9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draw:layer="layout" svg:width="1.626cm" svg:height="1.27cm" svg:x="16.1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3" draw:text-style-name="P5" draw:layer="layout" svg:width="1.626cm" svg:height="1.27cm" draw:transform="rotate (2.35619449019234) translate (17.142cm 8.77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draw:layer="layout" svg:width="1.626cm" svg:height="1.27cm" draw:transform="rotate (0.785398163397448) translate (15.893cm 11.68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4" draw:text-style-name="P9" draw:layer="layout" svg:width="10.16cm" svg:height="4.318cm" svg:x="8.636cm" svg:y="10.4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0.16cm" svg:height="4.318cm" svg:x="8.636cm" svg:y="4.82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15" draw:text-style-name="P4" draw:layer="layout" svg:width="4.35cm" svg:height="1.673cm" svg:x="3.302cm" svg:y="4.572cm">
          <draw:text-box>
            <text:p text:style-name="P2">for i in [1,4,7]:</text:p>
            <text:p text:style-name="P3"><text:s text:c="4"/>i+1</text:p>
          </draw:text-box>
        </draw:frame>
        <draw:frame draw:style-name="gr3" draw:text-style-name="P5" draw:layer="layout" svg:width="1.778cm" svg:height="1.778cm" svg:x="2.032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5208E8D229D1E946.png" xlink:type="simple" xlink:show="embed" xlink:actuate="onLoad" loext:mime-type="image/png"/>
        </draw:frame>
        <draw:frame draw:style-name="gr3" draw:text-style-name="P5" draw:layer="layout" svg:width="1.626cm" svg:height="1.27cm" svg:x="3.708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draw:layer="layout" svg:width="1.778cm" svg:height="1.778cm" svg:x="23.622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382A535120BEF229.png" xlink:type="simple" xlink:show="embed" xlink:actuate="onLoad" loext:mime-type="image/png"/>
        </draw:frame>
        <draw:frame draw:style-name="gr3" draw:text-style-name="P5" draw:layer="layout" svg:width="1.626cm" svg:height="1.27cm" svg:x="22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>
          <draw:custom-shape draw:style-name="gr4" draw:text-style-name="P6" draw:layer="layout" svg:width="3.81cm" svg:height="3.81cm" svg:x="9.202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0.254cm" svg:y="6.09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994C12AE13C44D72.png" xlink:type="simple" xlink:show="embed" xlink:actuate="onLoad" loext:mime-type="image/png"/>
          </draw:frame>
          <draw:frame draw:style-name="gr5" draw:text-style-name="P8" draw:layer="layout" svg:width="1.014cm" svg:height="1.276cm" svg:x="9.313cm" svg:y="6.35cm">
            <draw:text-box>
              <text:p text:style-name="P7"><text:span text:style-name="T1">1</text:span></text:p>
            </draw:text-box>
          </draw:frame>
          <draw:frame draw:style-name="gr6" draw:text-style-name="P8" draw:layer="layout" svg:width="1.014cm" svg:height="1.276cm" svg:x="11.959cm" svg:y="6.349cm">
            <draw:text-box>
              <text:p text:style-name="P7"><text:span text:style-name="T1">2</text:span></text:p>
            </draw:text-box>
          </draw:frame>
        </draw:g>
        <draw:custom-shape draw:style-name="gr16" draw:text-style-name="P6" draw:layer="layout" svg:width="6.096cm" svg:height="3.81cm" svg:x="9.14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.778cm" svg:height="1.778cm" svg:x="11.303cm" svg:y="11.668cm">
          <draw:image xlink:href="Pictures/1000029B00000295000002950754996DBD136D63.svg" xlink:type="simple" xlink:show="embed" xlink:actuate="onLoad" loext:mime-type="image/svg+xml">
            <text:p/>
          </draw:image>
          <draw:image xlink:href="Pictures/100002010000001900000019994C12AE13C44D72.png" xlink:type="simple" xlink:show="embed" xlink:actuate="onLoad" loext:mime-type="image/png"/>
        </draw:frame>
        <draw:frame draw:style-name="gr17" draw:text-style-name="P8" draw:layer="layout" svg:width="1.014cm" svg:height="1.276cm" svg:x="10.362cm" svg:y="11.922cm">
          <draw:text-box>
            <text:p text:style-name="P7"><text:span text:style-name="T1">4</text:span></text:p>
          </draw:text-box>
        </draw:frame>
        <draw:frame draw:style-name="gr17" draw:text-style-name="P8" draw:layer="layout" svg:width="1.014cm" svg:height="1.276cm" svg:x="13.008cm" svg:y="11.916cm">
          <draw:text-box>
            <text:p text:style-name="P7"><text:span text:style-name="T1">5</text:span></text:p>
          </draw:text-box>
        </draw:frame>
        <draw:g>
          <draw:custom-shape draw:style-name="gr4" draw:text-style-name="P6" draw:layer="layout" svg:width="3.81cm" svg:height="3.81cm" svg:x="14.224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5.244cm" svg:y="6.09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994C12AE13C44D72.png" xlink:type="simple" xlink:show="embed" xlink:actuate="onLoad" loext:mime-type="image/png"/>
          </draw:frame>
          <draw:frame draw:style-name="gr6" draw:text-style-name="P8" draw:layer="layout" svg:width="1.014cm" svg:height="1.276cm" svg:x="14.303cm" svg:y="6.345cm">
            <draw:text-box>
              <text:p text:style-name="P7"><text:span text:style-name="T1">7</text:span></text:p>
            </draw:text-box>
          </draw:frame>
          <draw:frame draw:style-name="gr9" draw:text-style-name="P8" draw:layer="layout" svg:width="1.014cm" svg:height="1.276cm" svg:x="16.949cm" svg:y="6.344cm">
            <draw:text-box>
              <text:p text:style-name="P7"><text:span text:style-name="T1">8</text:span></text:p>
            </draw:text-box>
          </draw:frame>
        </draw:g>
        <draw:frame draw:style-name="gr18" draw:text-style-name="P4" draw:layer="layout" svg:width="4.35cm" svg:height="1.674cm" svg:x="3.302cm" svg:y="4.572cm">
          <draw:text-box>
            <text:p text:style-name="P2">for i in [1,4,7]:</text:p>
            <text:p text:style-name="P3"><text:s text:c="3"/><text:s/>i+1</text:p>
          </draw:text-box>
        </draw:frame>
        <draw:frame draw:style-name="gr3" draw:text-style-name="P5" draw:layer="layout" svg:width="1.778cm" svg:height="1.778cm" svg:x="20.798cm" svg:y="8.636cm">
          <draw:image xlink:href="Pictures/10000122000002950000029528CA926E35054B34.svg" xlink:type="simple" xlink:show="embed" xlink:actuate="onLoad" loext:mime-type="image/svg+xml">
            <text:p/>
          </draw:image>
          <draw:image xlink:href="Pictures/10000201000000190000001949C74197380B2977.png" xlink:type="simple" xlink:show="embed" xlink:actuate="onLoad" loext:mime-type="image/png"/>
        </draw:frame>
        <draw:frame draw:style-name="gr3" draw:text-style-name="P5" draw:layer="layout" svg:width="1.778cm" svg:height="1.778cm" svg:x="5.588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draw:layer="layout" svg:width="1.626cm" svg:height="1.27cm" draw:transform="rotate (0.785398163397448) translate (6.8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3" draw:text-style-name="P5" draw:layer="layout" svg:width="1.626cm" svg:height="1.269cm" draw:transform="rotate (2.60088965132195) translate (8.1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line draw:style-name="gr19" draw:text-style-name="P10" draw:layer="layout" svg:x1="7.112cm" svg:y1="7.62cm" svg:x2="9.398cm" svg:y2="3.81cm">
          <text:p/>
        </draw:line>
        <draw:line draw:style-name="gr19" draw:text-style-name="P10" draw:layer="layout" svg:x1="9.398cm" svg:y1="3.81cm" svg:x2="12.954cm" svg:y2="3.81cm">
          <text:p/>
        </draw:line>
        <draw:frame draw:style-name="gr13" draw:text-style-name="P5" draw:layer="layout" svg:width="1.71cm" svg:height="1.335cm" draw:transform="rotate (2.60088965132195) translate (13.672cm 5.08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line draw:style-name="gr19" draw:text-style-name="P10" draw:layer="layout" svg:x1="13.716cm" svg:y1="9.779cm" svg:x2="19.558cm" svg:y2="9.779cm">
          <text:p/>
        </draw:line>
        <draw:frame draw:style-name="gr13" draw:text-style-name="P5" draw:layer="layout" svg:width="1.626cm" svg:height="1.269cm" draw:transform="rotate (2.60088965132195) translate (20.583cm 9.14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line draw:style-name="gr19" draw:text-style-name="P10" draw:layer="layout" svg:x1="13.716cm" svg:y1="9.752cm" svg:x2="13.716cm" svg:y2="7.212cm">
          <text:p/>
        </draw:line>
        <draw:line draw:style-name="gr19" draw:text-style-name="P10" draw:layer="layout" svg:x1="12.973cm" svg:y1="7.212cm" svg:x2="13.716cm" svg:y2="7.212cm">
          <text:p/>
        </draw:line>
        <draw:frame draw:style-name="gr3" draw:text-style-name="P5" draw:layer="layout" svg:width="1.626cm" svg:height="1.27cm" svg:x="19.189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draw:layer="layout" svg:width="1.626cm" svg:height="1.27cm" draw:transform="rotate (0.785398163397448) translate (19.034cm 11.76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line draw:style-name="gr19" draw:text-style-name="P10" draw:layer="layout" svg:x1="15.24cm" svg:y1="11.963cm" svg:x2="19.812cm" svg:y2="11.963cm">
          <text:p/>
        </draw:line>
        <draw:line draw:style-name="gr19" draw:text-style-name="P10" draw:layer="layout" svg:x1="18.034cm" svg:y1="7.95cm" svg:x2="19.812cm" svg:y2="7.95cm">
          <text:p/>
        </draw:lin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ulti Thread Processing 1</text:p>
          </draw:text-box>
        </draw:frame>
        <draw:frame draw:style-name="gr20" draw:text-style-name="P4" draw:layer="layout" svg:width="4.939cm" svg:height="5.228cm" svg:x="2.682cm" svg:y="5.186cm">
          <draw:text-box>
            <text:p text:style-name="P2">data = [1,2,3]</text:p>
            <text:p text:style-name="P3"/>
            <text:p text:style-name="P3">def add_one(x):</text:p>
            <text:p text:style-name="P3"><text:s text:c="4"/>return x+1</text:p>
            <text:p text:style-name="P3"/>
            <text:p text:style-name="P3">for i in data:</text:p>
            <text:p text:style-name="P3"><text:s text:c="4"/>add_one(i)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5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1:11:20.606750794</meta:creation-date>
    <dc:date>2022-01-14T13:55:40.871074994</dc:date>
    <meta:editing-duration>PT9M49S</meta:editing-duration>
    <meta:editing-cycles>1</meta:editing-cycles>
    <meta:document-statistic meta:object-count="135"/>
    <meta:generator>LibreOffice/6.4.7.2$Linux_X86_64 LibreOffice_project/40$Build-2</meta:generator>
  </office:meta>
</office:document-meta>
</file>